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Я очень люблю котов. </text:span><text:span text:style-name="T1"><office:annotation office:name="__Annotation__109_1216379438"><dc:creator>&lt;анонимный&gt;</dc:creator><dc:date>2017-12-19T16:41:21.978000000</dc:date><text:p text:style-name="P1"><text:span text:style-name="T3">Закомментированное предложение.</text:span></text:p></office:annotation></text:span><text:span text:style-name="T1">Коты — замечательные домашние животные,</text:span><office:annotation-end office:name="__Annotation__109_1216379438"/><text:span text:style-name="T1"> кроме того, они отличные друзья.</text:span></text:p>
      <text:p text:style-name="Standard"><text:span text:style-name="T1"><text:tab/>Еще мне нравятся хомяки, </text:span><text:span text:style-name="T1"><office:annotation><dc:creator>&lt;анонимный&gt;</dc:creator><dc:date>2017-12-18T13:59:22</dc:date><text:p text:style-name="P2"><text:span text:style-name="T4">Комментарий без выделенного фрагмента.</text:span></text:p></office:annotation></text:span><text:span text:style-name="T1">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5S</meta:editing-duration>
    <meta:editing-cycles>5</meta:editing-cycles>
    <meta:generator>LibreOffice/5.1.1.3$Windows_X86_64 LibreOffice_project/89f508ef3ecebd2cfb8e1def0f0ba9a803b88a6d</meta:generator>
    <dc:date>2017-12-19T16:41:56.289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